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4.29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260.36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134.96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vents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9cb9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a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ode Notes</text:p>
          </table:table-cell>
          <table:table-cell table:style-name="ce1" office:value-type="string" calcext:value-type="string">
            <text:p>Device Not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nic</text:p>
          </table:table-cell>
          <table:table-cell table:style-name="ce2" office:value-type="string" calcext:value-type="string">
            <text:p>PANIC</text:p>
          </table:table-cell>
          <table:table-cell table:style-name="ce2" office:value-type="string" calcext:value-type="string">
            <text:p>Panic button pressed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PANIC:EMERGENCY</text:p>
          </table:table-cell>
          <table:table-cell table:style-name="ce2" office:value-type="string" calcext:value-type="string">
            <text:p>Emergency Behaviour</text:p>
          </table:table-cell>
          <table:table-cell table:style-name="ce2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peeding</text:p>
          </table:table-cell>
          <table:table-cell table:style-name="ce3" office:value-type="string" calcext:value-type="string">
            <text:p>SPEEDING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3" office:value-type="string" calcext:value-type="string">
            <text:p>SPEEDING:START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8" office:value-type="string" calcext:value-type="string">
            <text:p>SPEEDING:END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SPEEDING:START:ZONE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8" office:value-type="string" calcext:value-type="string">
            <text:p>SPEEDING:GRACE</text:p>
          </table:table-cell>
          <table:table-cell table:style-name="ce8" office:value-type="string" calcext:value-type="string">
            <text:p>Speeding but in grace period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/>
          <table:table-cell table:style-name="ce8" office:value-type="string" calcext:value-type="string">
            <text:p>SPEEDING:END:ZONE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Zones</text:p>
          </table:table-cell>
          <table:table-cell table:style-name="ce7" office:value-type="string" calcext:value-type="string">
            <text:p>ZONE:ENTER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ZONE:EXIT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ZONE:ENTER:x</text:p>
          </table:table-cell>
          <table:table-cell table:style-name="ce7" office:value-type="string" calcext:value-type="string">
            <text:p>x = A zone number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ZONE:EXIT:x</text:p>
          </table:table-cell>
          <table:table-cell table:style-name="ce7" office:value-type="string" calcext:value-type="string">
            <text:p>x = A zone number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ZONE:UNKNOWN_EVENT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Idling</text:p>
          </table:table-cell>
          <table:table-cell table:style-name="ce7" office:value-type="string" calcext:value-type="string">
            <text:p>IDLING:START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IDLING:END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Towing</text:p>
          </table:table-cell>
          <table:table-cell table:style-name="ce7" office:value-type="string" calcext:value-type="string">
            <text:p>TOWING:START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TOWING:END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Parking</text:p>
          </table:table-cell>
          <table:table-cell table:style-name="ce8" office:value-type="string" calcext:value-type="string">
            <text:p>PARKING:START</text:p>
          </table:table-cell>
          <table:table-cell table:style-name="ce8"/>
          <table:table-cell table:style-name="ce8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PARKING:END</text:p>
          </table:table-cell>
          <table:table-cell table:style-name="ce8"/>
          <table:table-cell table:style-name="ce8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ips</text:p>
          </table:table-cell>
          <table:table-cell table:style-name="ce8" office:value-type="string" calcext:value-type="string">
            <text:p>TRIP:START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TRIP:END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TRIP:TYPE:BUSINESS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TRIP:TYPE:PRIVATE</text:p>
          </table:table-cell>
          <table:table-cell table:style-name="ce8"/>
          <table:table-cell table:style-name="ce5"/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TRIP:TYPE:CUSTOM</text:p>
          </table:table-cell>
          <table:table-cell table:style-name="ce8" office:value-type="string" calcext:value-type="string">
            <text:p>A custom value is supplied with the event code.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TRIP:UNKNOWN</text:p>
          </table:table-cell>
          <table:table-cell table:style-name="ce8" office:value-type="string" calcext:value-type="string">
            <text:p>Unknown trip status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8" office:value-type="string" calcext:value-type="string">
            <text:p>ACC</text:p>
          </table:table-cell>
          <table:table-cell table:style-name="ce8" office:value-type="string" calcext:value-type="string">
            <text:p>ACC:ON</text:p>
          </table:table-cell>
          <table:table-cell table:style-name="ce8" office:value-type="string" calcext:value-type="string">
            <text:p>Ignition turned to ACC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ACC:OFF</text:p>
          </table:table-cell>
          <table:table-cell table:style-name="ce8" office:value-type="string" calcext:value-type="string">
            <text:p>Ignition turned off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8" office:value-type="string" calcext:value-type="string">
            <text:p>Battery</text:p>
          </table:table-cell>
          <table:table-cell table:style-name="ce8" office:value-type="string" calcext:value-type="string">
            <text:p>BATTERY:CONNECTED</text:p>
          </table:table-cell>
          <table:table-cell table:style-name="ce8" office:value-type="string" calcext:value-type="string">
            <text:p>Normally refers to external battery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BATTERY:DISCONNECTED</text:p>
          </table:table-cell>
          <table:table-cell table:style-name="ce2" office:value-type="string" calcext:value-type="string">
            <text:p>Normally refers to external battery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4"/>
          <table:table-cell table:style-name="ce3" office:value-type="string" calcext:value-type="string">
            <text:p>BATTERY:LOW</text:p>
          </table:table-cell>
          <table:table-cell table:style-name="ce3" office:value-type="string" calcext:value-type="string">
            <text:p>Normally refers to internal battery</text:p>
          </table:table-cell>
          <table:table-cell table:style-name="ce3" office:value-type="string" calcext:value-type="string">
            <text:p>LKGps and Foxy Only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BATTERY:ABNORMAL:EXT</text:p>
          </table:table-cell>
          <table:table-cell table:style-name="ce3" office:value-type="string" calcext:value-type="string">
            <text:p>EXT = External Battery</text:p>
          </table:table-cell>
          <table:table-cell table:style-name="ce3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BATTERY:OK:EXT</text:p>
          </table:table-cell>
          <table:table-cell table:style-name="ce8" office:value-type="string" calcext:value-type="string">
            <text:p>EXT = External Battery</text:p>
          </table:table-cell>
          <table:table-cell table:style-name="ce8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BATTERY:ABNORMAL:INT</text:p>
          </table:table-cell>
          <table:table-cell table:style-name="ce2" office:value-type="string" calcext:value-type="string">
            <text:p>INT = Internal Battery</text:p>
          </table:table-cell>
          <table:table-cell table:style-name="ce2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BATTERY:OK:INT</text:p>
          </table:table-cell>
          <table:table-cell table:style-name="ce8" office:value-type="string" calcext:value-type="string">
            <text:p>INT = Internal Battery</text:p>
          </table:table-cell>
          <table:table-cell table:style-name="ce8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8" office:value-type="string" calcext:value-type="string">
            <text:p>BATTERY:CHARGING:INT</text:p>
          </table:table-cell>
          <table:table-cell table:style-name="ce8" office:value-type="string" calcext:value-type="string">
            <text:p>INT = Internal Battery</text:p>
          </table:table-cell>
          <table:table-cell table:style-name="ce8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BATTERY:DISCHARGING:INT</text:p>
          </table:table-cell>
          <table:table-cell table:style-name="ce3" office:value-type="string" calcext:value-type="string">
            <text:p>INT = Internal Battery</text:p>
          </table:table-cell>
          <table:table-cell table:style-name="ce3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cidents</text:p>
          </table:table-cell>
          <table:table-cell table:style-name="ce2" office:value-type="string" calcext:value-type="string">
            <text:p>COLLISION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COLLISION:DETECTED</text:p>
          </table:table-cell>
          <table:table-cell table:style-name="ce6"/>
          <table:table-cell table:style-name="ce2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COLLISION:LIMITED_NOCALIB</text:p>
          </table:table-cell>
          <table:table-cell table:style-name="ce2" office:value-type="string" calcext:value-type="string">
            <text:p>Limited crash trace (device not calibrated)</text:p>
          </table:table-cell>
          <table:table-cell table:style-name="ce2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COLLISION:LIMITED_CALIB</text:p>
          </table:table-cell>
          <table:table-cell table:style-name="ce2" office:value-type="string" calcext:value-type="string">
            <text:p>Limited crash trace (device is calibrated)</text:p>
          </table:table-cell>
          <table:table-cell table:style-name="ce2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COLLISION:FULL_NOCALIB</text:p>
          </table:table-cell>
          <table:table-cell table:style-name="ce2" office:value-type="string" calcext:value-type="string">
            <text:p>Full crash trace (device not calibrated)</text:p>
          </table:table-cell>
          <table:table-cell table:style-name="ce2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COLLISION:FULL_CALIB</text:p>
          </table:table-cell>
          <table:table-cell table:style-name="ce2" office:value-type="string" calcext:value-type="string">
            <text:p>Full crash trace (device is calibrated)</text:p>
          </table:table-cell>
          <table:table-cell table:style-name="ce2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COLLISION:NOCALIB</text:p>
          </table:table-cell>
          <table:table-cell table:style-name="ce2" office:value-type="string" calcext:value-type="string">
            <text:p>Device not calibrated</text:p>
          </table:table-cell>
          <table:table-cell table:style-name="ce2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COLLISION:FRONT</text:p>
          </table:table-cell>
          <table:table-cell table:style-name="ce6"/>
          <table:table-cell table:style-name="ce2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COLLISION:REAR</text:p>
          </table:table-cell>
          <table:table-cell table:style-name="ce6"/>
          <table:table-cell table:style-name="ce2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COLLISION:TURN_OVER</text:p>
          </table:table-cell>
          <table:table-cell table:style-name="ce6"/>
          <table:table-cell table:style-name="ce2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arsh Driving</text:p>
          </table:table-cell>
          <table:table-cell table:style-name="ce3" office:value-type="string" calcext:value-type="string">
            <text:p>HARSH:BRAKING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HARSH:ACCELERATION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HARSH:CORNERING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HARSH:DRIVING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Imobilizer</text:p>
          </table:table-cell>
          <table:table-cell table:style-name="ce7" office:value-type="string" calcext:value-type="string">
            <text:p>IMMOBILIZER:CONNECTED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IMMOBILIZER:DISCONNECTED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IMMOBILIZER:AUTHORIZED</text:p>
          </table:table-cell>
          <table:table-cell/>
          <table:table-cell table:style-name="ce7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amming</text:p>
          </table:table-cell>
          <table:table-cell table:style-name="ce2" office:value-type="string" calcext:value-type="string">
            <text:p>JAMMING</text:p>
          </table:table-cell>
          <table:table-cell table:style-name="ce2" office:value-type="string" calcext:value-type="string">
            <text:p>Single Jamming Indicator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6"/>
          <table:table-cell table:style-name="ce2" office:value-type="string" calcext:value-type="string">
            <text:p>JAMMING:START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8" office:value-type="string" calcext:value-type="string">
            <text:p>JAMMING:END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Alarms</text:p>
          </table:table-cell>
          <table:table-cell table:style-name="ce2" office:value-type="string" calcext:value-type="string">
            <text:p>ALARM</text:p>
          </table:table-cell>
          <table:table-cell table:style-name="ce2" office:value-type="string" calcext:value-type="string">
            <text:p>A programmable generic alarm event occurred.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ALARM:ZON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ALARM:DOOR_OPEN</text:p>
          </table:table-cell>
          <table:table-cell table:style-name="ce7"/>
          <table:table-cell table:style-name="ce7" office:value-type="string" calcext:value-type="string">
            <text:p>C-Obd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ALARM:SHOCK</text:p>
          </table:table-cell>
          <table:table-cell table:style-name="ce7"/>
          <table:table-cell table:style-name="ce7" office:value-type="string" calcext:value-type="string">
            <text:p>C-Obd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ALARM:ACC</text:p>
          </table:table-cell>
          <table:table-cell table:style-name="ce7"/>
          <table:table-cell table:style-name="ce7" office:value-type="string" calcext:value-type="string">
            <text:p>C-Obd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ALARM:BONNET</text:p>
          </table:table-cell>
          <table:table-cell table:style-name="ce7"/>
          <table:table-cell table:style-name="ce7" office:value-type="string" calcext:value-type="string">
            <text:p>C-Obd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ALARM:FOOTBRAKE</text:p>
          </table:table-cell>
          <table:table-cell table:style-name="ce7"/>
          <table:table-cell table:style-name="ce7" office:value-type="string" calcext:value-type="string">
            <text:p>C-Obd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ALARM:DEVICE:REMOVED</text:p>
          </table:table-cell>
          <table:table-cell table:style-name="ce7"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ALARM:VIBRATION</text:p>
          </table:table-cell>
          <table:table-cell table:style-name="ce7"/>
          <table:table-cell table:style-name="ce7" office:value-type="string" calcext:value-type="string">
            <text:p>LKGps Only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ALARM:MOVEMENT:NONE</text:p>
          </table:table-cell>
          <table:table-cell table:style-name="ce2"/>
          <table:table-cell table:style-name="ce2" office:value-type="string" calcext:value-type="string">
            <text:p>Foxy Only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ALARM:HARDWARE:FAULT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Tags</text:p>
          </table:table-cell>
          <table:table-cell table:style-name="ce7" office:value-type="string" calcext:value-type="string">
            <text:p>TAG:ENTERING</text:p>
          </table:table-cell>
          <table:table-cell table:style-name="ce7"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TAG:LEAVING</text:p>
          </table:table-cell>
          <table:table-cell table:style-name="ce7"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TAG:RF_PAIRED</text:p>
          </table:table-cell>
          <table:table-cell table:style-name="ce7" office:value-type="string" calcext:value-type="string">
            <text:p>Tag is RF paired</text:p>
          </table:table-cell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TAG:RF_PAIRED:NO</text:p>
          </table:table-cell>
          <table:table-cell table:style-name="ce7" office:value-type="string" calcext:value-type="string">
            <text:p>Tag is not RF paired</text:p>
          </table:table-cell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TAG:BATTERY:LOW</text:p>
          </table:table-cell>
          <table:table-cell table:style-name="ce7" office:value-type="string" calcext:value-type="string">
            <text:p>Tag battery voltage low</text:p>
          </table:table-cell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TAG:BATTERY:OK</text:p>
          </table:table-cell>
          <table:table-cell table:style-name="ce7" office:value-type="string" calcext:value-type="string">
            <text:p>Tag battery voltage ok</text:p>
          </table:table-cell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BD II</text:p>
          </table:table-cell>
          <table:table-cell table:style-name="ce7" office:value-type="string" calcext:value-type="string">
            <text:p>OBDII:DTC:YES</text:p>
          </table:table-cell>
          <table:table-cell table:style-name="ce7"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OBDII:DTC:NO</text:p>
          </table:table-cell>
          <table:table-cell table:style-name="ce7"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ngine</text:p>
          </table:table-cell>
          <table:table-cell table:style-name="ce9" office:value-type="string" calcext:value-type="string">
            <text:p>ENGINE:RPM:HIGH</text:p>
          </table:table-cell>
          <table:table-cell table:style-name="ce3" office:value-type="string" calcext:value-type="string">
            <text:p>Engine overrevving.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5"/>
          <table:table-cell table:style-name="ce8" office:value-type="string" calcext:value-type="string">
            <text:p>ENGINE:RPM:OK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ENGINE:TEMP:HIGH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ENGINE:TEMP:OK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ENGINE:OIL:CHANGE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ENGINE:OIL:OK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ENGINE:ON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ENGINE:OFF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Tires</text:p>
          </table:table-cell>
          <table:table-cell table:style-name="ce7" office:value-type="string" calcext:value-type="string">
            <text:p>TIRES:CHANGE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TIRES:OK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Service</text:p>
          </table:table-cell>
          <table:table-cell table:style-name="ce7" office:value-type="string" calcext:value-type="string">
            <text:p>SERVICE:DUE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SERVICE:OK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GPS</text:p>
          </table:table-cell>
          <table:table-cell table:style-name="ce7" office:value-type="string" calcext:value-type="string">
            <text:p>GPS:LOCKED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PS:TIMEOUT</text:p>
          </table:table-cell>
          <table:table-cell table:style-name="ce3" office:value-type="string" calcext:value-type="string">
            <text:p>GPS Lock could not be found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GPS:FAULT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Cigar Lighter</text:p>
          </table:table-cell>
          <table:table-cell table:style-name="ce7" office:value-type="string" calcext:value-type="string">
            <text:p>CIGAR_LIGHTER:PLUGGED_OUT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CIGAR_LIGHTER:PLUGGED_IN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A/D Converters</text:p>
          </table:table-cell>
          <table:table-cell table:style-name="ce7" office:value-type="string" calcext:value-type="string">
            <text:p>AD:OK:x</text:p>
          </table:table-cell>
          <table:table-cell table:style-name="ce7" office:value-type="string" calcext:value-type="string">
            <text:p>Analog/Digital Input Ok: x = number, e.g. 1,2,3...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AD:ABNORMAL:x</text:p>
          </table:table-cell>
          <table:table-cell table:style-name="ce7" office:value-type="string" calcext:value-type="string">
            <text:p>Analog/Digital Input Abnormal: x = number, e.g. 1,2,3...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Digital Inputs</text:p>
          </table:table-cell>
          <table:table-cell table:style-name="ce7" office:value-type="string" calcext:value-type="string">
            <text:p>INPUT:ON:x</text:p>
          </table:table-cell>
          <table:table-cell table:style-name="ce7" office:value-type="string" calcext:value-type="string">
            <text:p>Digital Input: x = number, e.g. 1,2,3,4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INPUT:OFF:X</text:p>
          </table:table-cell>
          <table:table-cell table:style-name="ce7" office:value-type="string" calcext:value-type="string">
            <text:p>Digital Input: x = number, e.g. 1,2,3,4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Temperature Sensor</text:p>
          </table:table-cell>
          <table:table-cell table:style-name="ce7" office:value-type="string" calcext:value-type="string">
            <text:p>TEMP:LOW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TEMP:HIGH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 office:value-type="string" calcext:value-type="string">
            <text:p>Other</text:p>
          </table:table-cell>
          <table:table-cell table:style-name="ce7" office:value-type="string" calcext:value-type="string">
            <text:p>DIN2_AIN2</text:p>
          </table:table-cell>
          <table:table-cell table:style-name="ce7" office:value-type="string" calcext:value-type="string">
            <text:p>Generates after spec DIN2/AIN2 scenario</text:p>
          </table:table-cell>
          <table:table-cell table:style-name="ce7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MANDOWN:ACTIVE</text:p>
          </table:table-cell>
          <table:table-cell table:style-name="ce7" office:value-type="string" calcext:value-type="string">
            <text:p>Unknown use</text:p>
          </table:table-cell>
          <table:table-cell table:style-name="ce7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MANDOWN:INACTIVE</text:p>
          </table:table-cell>
          <table:table-cell table:style-name="ce7" office:value-type="string" calcext:value-type="string">
            <text:p>Unknown use</text:p>
          </table:table-cell>
          <table:table-cell table:style-name="ce7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INSTANT_MOVE:START</text:p>
          </table:table-cell>
          <table:table-cell table:style-name="ce8" office:value-type="string" calcext:value-type="string">
            <text:p>Flag that indicates movement</text:p>
          </table:table-cell>
          <table:table-cell table:style-name="ce7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INSTANT_MOVE:END</text:p>
          </table:table-cell>
          <table:table-cell table:style-name="ce8" office:value-type="string" calcext:value-type="string">
            <text:p>Flag that indicates movement</text:p>
          </table:table-cell>
          <table:table-cell table:style-name="ce7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FIRST_POSITION</text:p>
          </table:table-cell>
          <table:table-cell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HEALTH_CHECK</text:p>
          </table:table-cell>
          <table:table-cell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WIRE</text:p>
          </table:table-cell>
          <table:table-cell table:style-name="ce7" office:value-type="string" calcext:value-type="string">
            <text:p>Usually comes with additional data</text:p>
          </table:table-cell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BALANCE:LOW</text:p>
          </table:table-cell>
          <table:table-cell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SLEEP</text:p>
          </table:table-cell>
          <table:table-cell table:style-name="ce7" office:value-type="string" calcext:value-type="string">
            <text:p>Unit in sleep mode</text:p>
          </table:table-cell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COMBO</text:p>
          </table:table-cell>
          <table:table-cell table:style-name="ce7" office:value-type="string" calcext:value-type="string">
            <text:p>Usually have a code that is supplied</text:p>
          </table:table-cell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ACCELEROMETER:CALIBRATED</text:p>
          </table:table-cell>
          <table:table-cell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DEVICE:REMOVED</text:p>
          </table:table-cell>
          <table:table-cell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DEVICE:INSTALLED</text:p>
          </table:table-cell>
          <table:table-cell/>
          <table:table-cell table:style-name="ce7" office:value-type="string" calcext:value-type="string">
            <text:p>GoSafe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ARMED:YES</text:p>
          </table:table-cell>
          <table:table-cell/>
          <table:table-cell table:style-name="ce7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GYRO_AXIS</text:p>
          </table:table-cell>
          <table:table-cell/>
          <table:table-cell table:style-name="ce7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RS232</text:p>
          </table:table-cell>
          <table:table-cell/>
          <table:table-cell table:style-name="ce7" office:value-type="string" calcext:value-type="string">
            <text:p>Teltonika Only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MOVEMENT:DETECTED</text:p>
          </table:table-cell>
          <table:table-cell/>
          <table:table-cell table:style-name="ce7" office:value-type="string" calcext:value-type="string">
            <text:p>C-Obd Only</text:p>
          </table:table-cell>
          <table:table-cell table:number-columns-repeated="1020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vents" style:display-name="PageStyle_Ev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2" meta:object-count="0"/>
    <meta:generator>LibreOfficeDev/6.0.5.2$Linux_X86_64 LibreOffice_project/</meta:generator>
  </office:meta>
</office:document-meta>
</file>